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31, 2021 (02:31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31T18:32:00Z</meta:creation-date>
    <dc:date>2021-08-31T18:32:00Z</dc:date>
    <meta:user-defined meta:name="date" meta:value-type="string">August  31, 2021 (02:31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